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.21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05.9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47.38mm"/>
    </style:style>
    <style:style style:name="ro1" style:family="table-row">
      <style:table-row-properties style:row-height="37.0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31.75mm" fo:break-before="auto" style:use-optimal-row-height="false"/>
    </style:style>
    <style:style style:name="ro4" style:family="table-row">
      <style:table-row-properties style:row-height="47.63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21.17mm" fo:break-before="auto" style:use-optimal-row-height="fals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4.27mm" fo:break-before="auto" style:use-optimal-row-height="true"/>
    </style:style>
    <style:style style:name="ro10" style:family="table-row">
      <style:table-row-properties style:row-height="20.11mm" fo:break-before="auto" style:use-optimal-row-height="false"/>
    </style:style>
    <style:style style:name="ro11" style:family="table-row">
      <style:table-row-properties style:row-height="4.59mm" fo:break-before="auto" style:use-optimal-row-height="false"/>
    </style:style>
    <style:style style:name="ro12" style:family="table-row">
      <style:table-row-properties style:row-height="4.94mm" fo:break-before="auto" style:use-optimal-row-height="false"/>
    </style:style>
    <style:style style:name="ro13" style:family="table-row">
      <style:table-row-properties style:row-height="10.23mm" fo:break-before="auto" style:use-optimal-row-height="false"/>
    </style:style>
    <style:style style:name="ro14" style:family="table-row">
      <style:table-row-properties style:row-height="15.17mm" fo:break-before="auto" style:use-optimal-row-height="false"/>
    </style:style>
    <style:style style:name="ro15" style:family="table-row">
      <style:table-row-properties style:row-height="4.73mm" fo:break-before="auto" style:use-optimal-row-height="true"/>
    </style:style>
    <style:style style:name="ro16" style:family="table-row">
      <style:table-row-properties style:row-height="4.46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3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3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3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3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3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3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3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3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33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33">
      <style:table-cell-properties fo:wrap-option="wrap" style:vertical-align="bottom"/>
    </style:style>
    <style:style style:name="ce36" style:family="table-cell" style:parent-style-name="Default" style:data-style-name="N133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4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36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ccffff"/>
    </style:style>
    <style:style style:name="ce45" style:family="table-cell" style:parent-style-name="Default">
      <style:table-cell-properties fo:border-bottom="none" fo:border-left="none" fo:border-right="none" fo:border-top="0.99pt solid #000000"/>
    </style:style>
    <style:style style:name="ce46" style:family="table-cell" style:parent-style-name="Default" style:data-style-name="N133">
      <style:table-cell-properties style:diagonal-bl-tr="none" style:diagonal-tl-br="none" fo:wrap-option="wrap" fo:border="none" style:vertical-align="bottom"/>
    </style:style>
    <style:style style:name="ce47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48" style:family="table-cell" style:parent-style-name="Default" style:data-style-name="N133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49" style:family="table-cell" style:parent-style-name="Default" style:data-style-name="N133">
      <style:table-cell-properties fo:wrap-option="wrap" style:vertical-align="bottom"/>
      <style:text-properties style:font-name="Arial" style:font-name-asian="Arial" style:font-name-complex="DejaVu Sans"/>
    </style:style>
    <style:style style:name="ce50" style:family="table-cell" style:parent-style-name="Default">
      <style:text-properties style:font-name="Arial" style:font-name-asian="Arial" style:font-name-complex="DejaVu Sans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.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.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.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.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,000.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,757.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.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.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.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.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.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.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.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.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.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.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.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,598.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.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.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.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.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.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,050.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,783.02 €</text:p>
          </table:table-cell>
          <table:table-cell table:style-name="ce15" table:formula="of:=[.B39]*1.06" office:value-type="currency" office:currency="EUR" office:value="2950">
            <text:p>2,950.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,007.49 €</text:p>
          </table:table-cell>
          <table:table-cell table:style-name="ce15" table:formula="of:=(5000*1.21)+(3007.49*1.06)" office:value-type="currency" office:currency="EUR" office:value="9237.9394">
            <text:p>9,237.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,913.22 €</text:p>
          </table:table-cell>
          <table:table-cell table:style-name="ce15" table:formula="of:=[.B41]*1.21" office:value-type="currency" office:currency="EUR" office:value="3525">
            <text:p>3,525.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,053.83 €</text:p>
          </table:table-cell>
          <table:table-cell table:style-name="ce12" table:formula="of:=[.B42]*1.06" office:value-type="currency" office:currency="EUR" office:value="3237.0606">
            <text:p>3,237.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,787.50 €</text:p>
          </table:table-cell>
          <table:table-cell table:style-name="ce11" table:formula="of:=[.B45]*1.21" office:value-type="currency" office:currency="EUR" office:value="2162.875">
            <text:p>2,162.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,055.00 €</text:p>
          </table:table-cell>
          <table:table-cell table:style-name="ce15" table:formula="of:=[.B46]*1.21" office:value-type="currency" office:currency="EUR" office:value="3696.55">
            <text:p>3,696.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.50 €</text:p>
          </table:table-cell>
          <table:table-cell table:style-name="ce15" table:formula="of:=[.B47]*1.21" office:value-type="currency" office:currency="EUR" office:value="-413.215">
            <text:p>-413.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.00 €</text:p>
          </table:table-cell>
          <table:table-cell table:style-name="ce12" table:formula="of:=[.B48]*1.21" office:value-type="currency" office:currency="EUR" office:value="0">
            <text:p>0.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,300.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,625.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,591.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,343.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,214.07 €</text:p>
          </table:table-cell>
          <table:table-cell table:style-name="ce15" table:formula="of:=[.B53]*1.21" office:value-type="currency" office:currency="EUR" office:value="2679.0247">
            <text:p>2,679.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,368.07 €</text:p>
          </table:table-cell>
          <table:table-cell table:style-name="ce12" table:formula="of:=SUM([.C52:.C53])" office:value-type="currency" office:currency="EUR" office:value="6022.2647">
            <text:p>6,022.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,729.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,679.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.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.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,967.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,928.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,036.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,964.82 €</text:p>
          </table:table-cell>
          <table:table-cell table:style-name="ce15" table:formula="of:=[.B59]" office:value-type="currency" office:currency="EUR" office:value="925.156726960862">
            <text:p>925.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.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.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.000000000000000</text:p>
          </table:table-cell>
          <table:table-cell table:style-name="ce35" table:formula="of:=pj*[.D4]" office:value-type="currency" office:currency="EUR" office:value="7018.8967883371">
            <text:p>7,018.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.000000000000000</text:p>
          </table:table-cell>
          <table:table-cell table:style-name="ce35" table:formula="of:=pj*[.D5]" office:value-type="currency" office:currency="EUR" office:value="701.88967883371">
            <text:p>701.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.000000000000000</text:p>
          </table:table-cell>
          <table:table-cell table:style-name="ce35" table:formula="of:=pj*[.D6]" office:value-type="currency" office:currency="EUR" office:value="3743.41162044645">
            <text:p>3,743.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.5</text:p>
          </table:table-cell>
          <table:table-cell table:style-name="ce38" table:formula="of:=[.B7]*[.C7]" office:value-type="float" office:value="18">
            <text:p>18.000000000000000</text:p>
          </table:table-cell>
          <table:table-cell table:style-name="ce35" table:formula="of:=pj*[.D7]" office:value-type="currency" office:currency="EUR" office:value="4211.33807300226">
            <text:p>4,211.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.000000000000000</text:p>
          </table:table-cell>
          <table:table-cell table:style-name="ce35" table:formula="of:=pj*[.D8]" office:value-type="currency" office:currency="EUR" office:value="1637.74258394532">
            <text:p>1,637.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.000000000000000</text:p>
          </table:table-cell>
          <table:table-cell table:style-name="ce35" table:formula="of:=pj*[.D9]" office:value-type="currency" office:currency="EUR" office:value="1637.74258394532">
            <text:p>1,637.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.000000000000000</text:p>
          </table:table-cell>
          <table:table-cell table:style-name="ce35" table:formula="of:=pj*[.D10]" office:value-type="currency" office:currency="EUR" office:value="18951.0213285102">
            <text:p>18,951.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.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,757.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,065.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,306.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.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.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.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.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.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.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.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.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.25</text:p>
          </table:table-cell>
          <table:table-cell table:style-name="ce37" office:value-type="float" office:value="6694.29">
            <text:p>6694.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.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.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.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.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.69</text:p>
          </table:table-cell>
          <table:table-cell table:style-name="ce32" table:formula="of:=([.B50]/[.B53])*100" office:value-type="float" office:value="46.2903790987866">
            <text:p>46.29</text:p>
          </table:table-cell>
          <table:table-cell table:style-name="ce41" table:formula="of:=[.B47]*[.C50]/100" office:value-type="currency" office:currency="EUR" office:value="2400.04043032434">
            <text:p>2,400.04 EUR</text:p>
          </table:table-cell>
          <table:table-cell table:formula="of:=[.D50]+[.B44]" office:value-type="currency" office:currency="EUR" office:value="3264.54043032434">
            <text:p>3,264.54 EUR</text:p>
          </table:table-cell>
          <table:table-cell table:formula="of:=[.E50]-([.E50]/10)" office:value-type="currency" office:currency="EUR" office:value="2938.08638729191">
            <text:p>2,938.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.68</text:p>
          </table:table-cell>
          <table:table-cell table:style-name="ce32" table:formula="of:=([.B51]/[.B53])*100" office:value-type="float" office:value="27.9958781989986">
            <text:p>28.00</text:p>
          </table:table-cell>
          <table:table-cell table:style-name="ce41" table:formula="of:=[.B47]*[.C51]/100" office:value-type="currency" office:currency="EUR" office:value="1451.51629492258">
            <text:p>1,451.52 EUR</text:p>
          </table:table-cell>
          <table:table-cell table:formula="of:=[.D51]+[.B46]" office:value-type="currency" office:currency="EUR" office:value="2204.01629492258">
            <text:p>2,204.02 EUR</text:p>
          </table:table-cell>
          <table:table-cell table:formula="of:=[.E51]-([.E51]/10)" office:value-type="currency" office:currency="EUR" office:value="1983.61466543032">
            <text:p>1,983.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.70</text:p>
          </table:table-cell>
          <table:table-cell table:style-name="ce32" table:formula="of:=([.B52]/[.B53])*100" office:value-type="float" office:value="25.7137427022147">
            <text:p>25.71</text:p>
          </table:table-cell>
          <table:table-cell table:style-name="ce41" table:formula="of:=[.B47]*[.C52]/100" office:value-type="currency" office:currency="EUR" office:value="1333.19327475308">
            <text:p>1,333.19 EUR</text:p>
          </table:table-cell>
          <table:table-cell table:formula="of:=[.D52]+[.B45]" office:value-type="currency" office:currency="EUR" office:value="2120.69327475308">
            <text:p>2,120.69 EUR</text:p>
          </table:table-cell>
          <table:table-cell table:formula="of:=[.E52]-([.E52]/10)" office:value-type="currency" office:currency="EUR" office:value="1908.62394727777">
            <text:p>1,908.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.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,184.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.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.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.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19" table:default-cell-style-name="Default"/>
        <table:table-row table:style-name="ro17">
          <table:table-cell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 table:style-name="Default"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0" table:formula="of:=prixjour2014*[.D3]" office:value-type="currency" office:currency="EUR" office:value="14363.5678852984">
            <text:p>14,363.57 €</text:p>
          </table:table-cell>
          <table:table-cell table:number-columns-repeated="1019"/>
        </table:table-row>
        <table:table-row table:style-name="ro16">
          <table:table-cell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0" table:formula="of:=prixjour2014*[.D4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[.B5]*[.C5]" office:value-type="float" office:value="4.5">
            <text:p>4.5</text:p>
          </table:table-cell>
          <table:table-cell table:style-name="ce50" table:formula="of:=prixjour2014*[.D5]" office:value-type="currency" office:currency="EUR" office:value="923.372221197754">
            <text:p>923.37 €</text:p>
          </table:table-cell>
          <table:table-cell table:number-columns-repeated="1019"/>
        </table:table-row>
        <table:table-row table:style-name="ro16">
          <table:table-cell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.33</text:p>
          </table:table-cell>
          <table:table-cell table:formula="of:=[.B6]*[.C6]" office:value-type="float" office:value="4.62">
            <text:p>4.62</text:p>
          </table:table-cell>
          <table:table-cell table:formula="of:=prixjour2014*[.D6]" office:value-type="currency" office:currency="EUR" office:value="947.995480429695">
            <text:p>948.00 €</text:p>
          </table:table-cell>
          <table:table-cell table:number-columns-repeated="1019"/>
        </table:table-row>
        <table:table-row table:style-name="ro16">
          <table:table-cell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formula="of:=prixjour2014*[.D7]" office:value-type="currency" office:currency="EUR" office:value="1436.35678852984">
            <text:p>1,436.36 €</text:p>
          </table:table-cell>
          <table:table-cell table:number-columns-repeated="1019"/>
        </table:table-row>
        <table:table-row table:style-name="ro16">
          <table:table-cell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formula="of:=prixjour2014*[.D8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prixjour2014*[.D9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8">
          <table:table-cell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0]*[.C10]" office:value-type="float" office:value="3">
            <text:p>3</text:p>
          </table:table-cell>
          <table:table-cell table:formula="of:=prixjour2014*[.D10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5" table:formula="of:=SUM([.B3:.B10])" office:value-type="float" office:value="31">
            <text:p>31</text:p>
          </table:table-cell>
          <table:table-cell table:style-name="ce45"/>
          <table:table-cell table:style-name="ce45" table:formula="of:=SUM([.D3:.D10])" office:value-type="float" office:value="96.12">
            <text:p>96.12</text:p>
          </table:table-cell>
          <table:table-cell table:style-name="ce45" table:formula="of:=prixjour2014*[.D11]" office:value-type="currency" office:currency="EUR" office:value="19723.230644784">
            <text:p>19,723.23 €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6"/>
          <table:table-cell table:style-name="ce47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,757.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,343.32 €</text:p>
          </table:table-cell>
          <table:table-cell table:style-name="ce27"/>
          <table:table-cell table:number-columns-repeated="1019"/>
        </table:table-row>
        <table:table-row table:style-name="ro16">
          <table:table-cell office:value-type="string">
            <text:p>Fee OSP 10%</text:p>
          </table:table-cell>
          <table:table-cell table:number-columns-repeated="2"/>
          <table:table-cell table:formula="of:=[.D14]*0.1" office:value-type="currency" office:currency="EUR" office:value="2034.33211835334">
            <text:p>2,034.33 €</text:p>
          </table:table-cell>
          <table:table-cell table:number-columns-repeated="1020"/>
        </table:table-row>
        <table:table-row table:style-name="ro19">
          <table:table-cell table:style-name="Default"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48" table:formula="of:=[.D18]/8" office:value-type="currency" office:currency="EUR" office:value="25.6492283666043">
            <text:p>25.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office:value-type="string">
            <text:p>Par jour</text:p>
          </table:table-cell>
          <table:table-cell/>
          <table:table-cell table:style-name="ce35"/>
          <table:table-cell table:style-name="ce49" table:formula="of:=(([.D13]-[.D15])/[.D11])" office:value-type="currency" office:currency="EUR" office:value="205.193826932834">
            <text:p>205.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19" table:number-rows-repeated="3">
          <table:table-cell table:style-name="Default"/>
          <table:table-cell table:number-columns-repeated="1023"/>
        </table:table-row>
        <table:table-row table:style-name="ro9">
          <table:table-cell table:style-name="ce44" office:value-type="string">
            <text:p>4 mars → 12 juin</text:p>
          </table:table-cell>
          <table:table-cell table:style-name="ce44" office:value-type="string">
            <text:p>heures</text:p>
          </table:table-cell>
          <table:table-cell table:style-name="ce44" office:value-type="string">
            <text:p>total TTC</text:p>
          </table:table-cell>
          <table:table-cell table:style-name="ce44" table:number-columns-repeated="1021"/>
        </table:table-row>
        <table:table-row table:style-name="ro9">
          <table:table-cell table:style-name="Default" office:value-type="string">
            <text:p>Ludi</text:p>
          </table:table-cell>
          <table:table-cell office:value-type="float" office:value="200.5">
            <text:p>200.5</text:p>
          </table:table-cell>
          <table:table-cell table:formula="of:=ph*[.B23]" office:value-type="currency" office:currency="EUR" office:value="5142.67028750416">
            <text:p>5,142.67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Steph</text:p>
          </table:table-cell>
          <table:table-cell office:value-type="float" office:value="178.6">
            <text:p>178.6</text:p>
          </table:table-cell>
          <table:table-cell table:formula="of:=ph*[.B24]" office:value-type="currency" office:currency="EUR" office:value="4580.95218627553">
            <text:p>4,580.95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Sarah</text:p>
          </table:table-cell>
          <table:table-cell office:value-type="float" office:value="99.5">
            <text:p>99.5</text:p>
          </table:table-cell>
          <table:table-cell table:formula="of:=ph*[.B25]" office:value-type="currency" office:currency="EUR" office:value="2552.09822247713">
            <text:p>2,552.10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Pierre</text:p>
          </table:table-cell>
          <table:table-cell office:value-type="float" office:value="90">
            <text:p>90</text:p>
          </table:table-cell>
          <table:table-cell table:formula="of:=ph*[.B26]" office:value-type="currency" office:currency="EUR" office:value="2308.43055299439">
            <text:p>2,308.43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Alex</text:p>
          </table:table-cell>
          <table:table-cell office:value-type="float" office:value="2">
            <text:p>2</text:p>
          </table:table-cell>
          <table:table-cell table:formula="of:=ph*[.B27]" office:value-type="currency" office:currency="EUR" office:value="51.2984567332086">
            <text:p>51.30 €</text:p>
          </table:table-cell>
          <table:table-cell table:number-columns-repeated="1021"/>
        </table:table-row>
        <table:table-row table:style-name="ro9">
          <table:table-cell table:style-name="ce45" office:value-type="string">
            <text:p>total</text:p>
          </table:table-cell>
          <table:table-cell table:style-name="ce45" table:formula="of:=SUM([.B23:.B27])" office:value-type="float" office:value="570.6">
            <text:p>570.6</text:p>
          </table:table-cell>
          <table:table-cell table:style-name="ce45" table:formula="of:=ph*[.B28]" office:value-type="currency" office:currency="EUR" office:value="14635.4497059844">
            <text:p>14,635.45 €</text:p>
          </table:table-cell>
          <table:table-cell table:style-name="ce45" table:number-columns-repeated="2"/>
          <table:table-cell table:number-columns-repeated="1019"/>
        </table:table-row>
        <table:table-row table:style-name="ro19">
          <table:table-cell table:style-name="Default"/>
          <table:table-cell table:formula="of:=[.B28]/8" office:value-type="float" office:value="71.325">
            <text:p>71.325</text:p>
          </table:table-cell>
          <table:table-cell office:value-type="string">
            <text:p>JOURS</text:p>
          </table:table-cell>
          <table:table-cell table:number-columns-repeated="1021"/>
        </table:table-row>
        <table:table-row table:style-name="ro9">
          <table:table-cell table:style-name="Default"/>
          <table:table-cell table:number-columns-repeated="1023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 </number:text>
      <number:number number:decimal-places="2" number:min-integer-digits="1" number:grouping="true"/>
      <number:text> </number:text>
    </number:number-style>
    <number:number-style style:name="N122P1" style:volatile="true">
      <number:text> $ (</number:text>
      <number:number number:decimal-places="2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text> $ </number:text>
      <number:number number:decimal-places="0" number:min-integer-digits="1" number:grouping="true"/>
      <number:text> </number:text>
    </number:number-style>
    <number:number-style style:name="N125P1" style:volatile="true">
      <number:text> $ (</number:text>
      <number:number number:decimal-places="0" number:min-integer-digits="1" number:grouping="true"/>
      <number:text>)</number:text>
    </number:number-style>
    <number:number-style style:name="N125P2" style:volatile="true">
      <number:text> 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 (</number:text>
      <number:number number:decimal-places="0" number:min-integer-digits="1" number:grouping="true"/>
      <number:text>)</number:text>
    </number:number-style>
    <number:number-style style:name="N132P2" style:volatile="true">
      <number:text> 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9">
      <number:text> $ </number:text>
      <number:number number:decimal-places="2" number:min-integer-digits="1" number:grouping="true"/>
      <number:text> </number:text>
    </number:number-style>
    <number:number-style style:name="N120">
      <number:text> $ (</number:text>
      <number:number number:decimal-places="2" number:min-integer-digits="1" number:grouping="true"/>
      <number:text>)</number:text>
    </number:number-style>
    <number:number-style style:name="N121">
      <number:text> $ - </number:text>
    </number:number-style>
    <number:number-style style:name="N123">
      <number:text> $ </number:text>
      <number:number number:decimal-places="0" number:min-integer-digits="1" number:grouping="true"/>
      <number:text> </number:text>
    </number:number-style>
    <number:number-style style:name="N124">
      <number:text> $ (</number:text>
      <number:number number:decimal-places="0" number:min-integer-digits="1" number:grouping="true"/>
      <number:text>)</number:text>
    </number:number-style>
    <number:number-style style:name="N126">
      <number:number number:decimal-places="2" number:min-integer-digits="1" number:grouping="true"/>
      <number:text> </number:text>
    </number:number-style>
    <number:number-style style:name="N127">
      <number:text>  (</number:text>
      <number:number number:decimal-places="2" number:min-integer-digits="1" number:grouping="true"/>
      <number:text>)</number:text>
    </number:number-style>
    <number:number-style style:name="N128">
      <number:text>  - </number:text>
    </number:number-style>
    <number:number-style style:name="N130">
      <number:number number:decimal-places="0" number:min-integer-digits="1" number:grouping="true"/>
      <number:text> </number:text>
    </number:number-style>
    <number:number-style style:name="N131">
      <number:text>  (</number:text>
      <number:number number:decimal-places="0" number:min-integer-digits="1" number:grouping="true"/>
      <number:text>)</number:text>
    </number:number-style>
    <number:currency-style style:name="N133">
      <number:number number:decimal-places="2" number:min-integer-digits="1" number:grouping="true"/>
      <number:text> </number:text>
      <number:currency-symbol>€</number:currency-symbol>
    </number:currency-style>
    <number:number-style style:name="N134">
      <number:number number:decimal-places="15" number:min-integer-digits="1" number:grouping="true"/>
    </number:number-style>
    <number:currency-style style:name="N136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6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5b_0_5d_" style:display-name="Currency[0]" style:family="table-cell" style:parent-style-name="Default" style:data-style-name="N125"/>
    <style:style style:name="Comma" style:family="table-cell" style:parent-style-name="Default" style:data-style-name="N129"/>
    <style:style style:name="Comma_5b_0_5d_" style:display-name="Comma[0]" style:family="table-cell" style:parent-style-name="Default" style:data-style-name="N13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25.4mm" fo:margin-bottom="25.4mm" fo:margin-left="19.05mm" fo:margin-right="19.05mm" style:print-page-order="ttb" style:first-page-number="continue" style:scale-to="100%" style:print="zero-values"/>
      <style:header-style>
        <style:header-footer-properties fo:min-height="12.7mm"/>
      </style:header-style>
      <style:footer-style>
        <style:header-footer-properties fo:min-height="12.7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4:40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06-12T15:34:42</dc:date>
    <meta:print-date>1969-12-31T16:00:00</meta:print-date>
    <meta:generator>LibreOffice/4.0.3.3$Linux_X86_64 LibreOffice_project/400m0$Build-3</meta:generator>
    <meta:editing-duration>PT12H3M47S</meta:editing-duration>
    <meta:editing-cycles>27</meta:editing-cycles>
    <meta:document-statistic meta:table-count="3" meta:cell-count="362" meta:object-count="0"/>
  </office:meta>
</office:document-meta>
</file>